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39" office:value-type="string" calcext:value-type="string">
            <text:p>Imię</text:p>
          </table:table-cell>
          <table:table-cell table:style-name="ce39" office:value-type="string" calcext:value-type="string">
            <text:p>rok</text:p>
          </table:table-cell>
          <table:table-cell table:style-name="ce39"/>
          <table:table-cell table:number-columns-repeated="1021"/>
        </table:table-row>
        <table:table-row table:style-name="ro1">
          <table:table-cell office:value-type="string" calcext:value-type="string">
            <text:p>Август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вксентий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вксент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льберт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 Александер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Адам*</text:p>
          </table:table-cell>
          <table:table-cell table:style-name="ce40" office:value-type="float" office:value="1840" calcext:value-type="float">
            <text:p>1840</text:p>
          </table:table-cell>
          <table:table-cell table:style-name="ce40"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ам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ольф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дриан*</text:p>
          </table:table-cell>
          <table:table-cell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дриа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куп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ов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мощ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ассес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екрет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андр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е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ей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е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е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е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лексе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мброси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мброс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ев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ельский пис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дре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зельм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48" calcext:value-type="float">
            <text:p>18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однодвор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36" calcext:value-type="float">
            <text:p>18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тоний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нфал*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полинар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пполоний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ристрах*</text:p>
          </table:table-cell>
          <table:table-cell office:value-type="float" office:value="1865" calcext:value-type="float">
            <text:p>1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фанас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фанас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фанас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фанас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Афанас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Богуслав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ленти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лериа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лери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рфоломе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рфоломе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рфоломе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рфоломей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уховного з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екрет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1" calcext:value-type="float">
            <text:p>18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аудит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асили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енедикт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енедикт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енедикт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енедикт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енедикт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енедикт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шляхти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чинов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ент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ктор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ильгельм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иностра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ладимир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ладыслав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ладыслав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ладыслав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ойцех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онифати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Всеволод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авриил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авриил*</text:p>
          </table:table-cell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аврии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авриил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аврии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авриил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авриил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авриил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аврила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део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гр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канселярский слушат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ворянин катол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еорг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куп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шляхти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ассес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Григор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вид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ни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ни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ниил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нил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нила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анила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ементий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ементи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емья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ионис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митр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миник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миник*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миник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миник*</text:p>
          </table:table-cell>
          <table:table-cell office:value-type="float" office:value="1867" calcext:value-type="float">
            <text:p>18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оминик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миник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чинов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миник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чинов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миник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Дорофей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Евген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Евсен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Евстафи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Евстаф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Евфимий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Евфрем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Егор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Еле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Емиля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Замель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интостра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Захарий*</text:p>
          </table:table-cell>
          <table:table-cell office:value-type="float" office:value="1865" calcext:value-type="float">
            <text:p>1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ако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аков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аков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аннурий*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етского з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почталь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оруч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Штабс-капита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уховного з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гражд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уховного з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екрет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ва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а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нат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овес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ов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однодвор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ати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нест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ероним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ероним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ероним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ероним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ероним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ероним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ларио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лья*</text:p>
          </table:table-cell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лья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лья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лья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ким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ким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ким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ким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ким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ков*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ко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ко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5" calcext:value-type="float">
            <text:p>1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67" calcext:value-type="float">
            <text:p>18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39" calcext:value-type="float">
            <text:p>18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ан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саф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асиф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аф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а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аф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а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аф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афат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афат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афат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ротмист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а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осифа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пполит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пполит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пполит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сидор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сидор*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офице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ли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ли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лиан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лиан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лиан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ли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лиан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благочин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устин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диакон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Йаким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ов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зими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л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л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л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л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л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л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фабрикан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л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л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п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арп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при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приа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при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при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приан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рилл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рилл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рил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рилл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рилл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рилл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ирилл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лимент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лимент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лимент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лиментий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лимент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лит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зьма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астанти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драт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пис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оруч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онстантин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Ксенофонт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руч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аврентий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аврентий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авренти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ворянского происхожде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54" calcext:value-type="float">
            <text:p>18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52" calcext:value-type="float">
            <text:p>18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в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о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онард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онт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онт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еонтий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удвик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довик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довик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ка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ка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ка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ка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ка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ка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ука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ка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укиан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юдвик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юдвик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юдовик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Людовик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кар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ксим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ксим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ксим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ксим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ксимилиа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ксимили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ксимилиан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 (Марчин)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ртин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ве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офице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вей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атфе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елентий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ефод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трофа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настав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6" calcext:value-type="float">
            <text:p>18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екрет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ила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ихайло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оисе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естор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есто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ано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анор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ита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ита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аудит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дим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дим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ов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Никола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лимпий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нуфрий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нуфри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нуфри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нуфри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ономарь</text:p>
          </table:table-cell>
          <table:table-cell table:style-name="ce40"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регистрат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46" calcext:value-type="float">
            <text:p>18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Осип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тарост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кре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вел*</text:p>
          </table:table-cell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антелеимо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арфений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подпоруч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оруч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протоиерей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православнаго исповед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однодвор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етр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лакид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лато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лато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латон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лато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оликарп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Порфирий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афаил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афал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ом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ома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ома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ом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ома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ом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омуальд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омуальд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Ромуальд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авва*</text:p>
          </table:table-cell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авва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амсо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благочин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амуил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васти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мео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ерафим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иеромонах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Сильвест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львестр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ильвест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львест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львестр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львестри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львестрий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54" calcext:value-type="float">
            <text:p>18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38" calcext:value-type="float">
            <text:p>1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имеон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офронт*</text:p>
          </table:table-cell>
          <table:table-cell office:value-type="float" office:value="1867" calcext:value-type="float">
            <text:p>18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анислав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кресть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92" calcext:value-type="float">
            <text:p>18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аптекарный уче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пан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/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Стефан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Телесфор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Тимофе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аудит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Тит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Тит*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биан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вст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вст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ричетн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вст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вст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уховного з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встин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екрет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дей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де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де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дей*</text:p>
          </table:table-cell>
          <table:table-cell office:value-type="float" office:value="1867" calcext:value-type="float">
            <text:p>18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адде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де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дей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ей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ей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ей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ей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ей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ей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ей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адей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досий*</text:p>
          </table:table-cell>
          <table:table-cell office:value-type="float" office:value="1843" calcext:value-type="float">
            <text:p>1843</text:p>
          </table:table-cell>
          <table:table-cell table:style-name="ce40"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кс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кс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кс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кс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еликс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кс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кс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кс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циа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лициан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регистрат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протоиере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досий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фа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ф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фил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фил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фил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офил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ердинанд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илипп*</text:p>
          </table:table-cell>
          <table:table-cell office:value-type="float" office:value="1839" calcext:value-type="float">
            <text:p>18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липп*</text:p>
          </table:table-cell>
          <table:table-cell office:value-type="float" office:value="1867" calcext:value-type="float">
            <text:p>18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липп*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секрет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илипп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илипп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липп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илипп*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офице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*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диак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иа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лориа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ома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мещ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тишек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благочин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65" calcext:value-type="float">
            <text:p>1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Франциск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Эдуард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лиан*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лиан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лиа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лиан*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рий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стин*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стин*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стин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стин*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стин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Юстин*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дворя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инф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пономар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дьяче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граждани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57" calcext:value-type="float">
            <text:p>1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май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причет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псаломщ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Яков*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священник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all.A1:all.C13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.00.0000</text:date>, <text:time style:data-style-name="N2" text:time-value="18:47:31.639543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17:03.646613906</meta:creation-date>
    <meta:generator>LibreOffice/6.4.7.2$Linux_X86_64 LibreOffice_project/40$Build-2</meta:generator>
    <dc:date>2021-11-20T18:49:12.812772915</dc:date>
    <meta:editing-duration>PT4H47M52S</meta:editing-duration>
    <meta:editing-cycles>49</meta:editing-cycles>
    <meta:document-statistic meta:table-count="1" meta:cell-count="3864" meta:object-count="0"/>
  </office:meta>
</office:document-meta>
</file>